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3.8453in"/>
    </style:style>
    <style:style style:name="co7" style:family="table-column">
      <style:table-column-properties fo:break-before="auto" style:column-width="3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ase</text:p>
          </table:table-cell>
          <table:table-cell office:value-type="string">
            <text:p>CHROM</text:p>
          </table:table-cell>
          <table:table-cell office:value-type="string">
            <text:p>POS</text:p>
          </table:table-cell>
          <table:table-cell office:value-type="string">
            <text:p>description</text:p>
          </table:table-cell>
          <table:table-cell office:value-type="string">
            <text:p>Comment</text:p>
          </table:table-cell>
        </table:table-row>
        <table:table-row table:style-name="ro1">
          <table:table-cell table:style-name="ce1" office:value-type="float" office:value="1" table:number-columns-spanned="1" table:number-rows-spanned="2">
            <text:p>1</text:p>
          </table:table-cell>
          <table:table-cell office:value-type="float" office:value="1">
            <text:p>1</text:p>
          </table:table-cell>
          <table:table-cell office:value-type="string">
            <text:p>any</text:p>
          </table:table-cell>
          <table:table-cell table:style-name="ce3" office:value-type="string" table:number-columns-spanned="1" table:number-rows-spanned="2">
            <text:p><text:s/>To test if it can work fine with real data</text:p>
          </table:table-cell>
          <table:table-cell table:style-name="ce4" office:value-type="string" table:number-columns-spanned="1" table:number-rows-spanned="2">
            <text:p>5 varaint from each CHROM, 2 CHROM from each individual, 5 individuals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any</text:p>
          </table:table-cell>
          <table:covered-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4482502">
            <text:p>124482502</text:p>
          </table:table-cell>
          <table:table-cell office:value-type="string">
            <text:p>To test long length REF</text:p>
          </table:table-cell>
          <table:table-cell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3137165">
            <text:p>3137165</text:p>
          </table:table-cell>
          <table:table-cell office:value-type="string">
            <text:p>To test long length ALT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4890526">
            <text:p>154890526</text:p>
          </table:table-cell>
          <table:table-cell office:value-type="string">
            <text:p>To test long length heterozygote bialleles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949842">
            <text:p>100949842</text:p>
          </table:table-cell>
          <table:table-cell office:value-type="string">
            <text:p>To test heterozygote bialleles, one of GT is RE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42023">
            <text:p>1042023</text:p>
          </table:table-cell>
          <table:table-cell office:value-type="string">
            <text:p>To test trialleles in one individual fil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2253207">
            <text:p>112253207</text:p>
          </table:table-cell>
          <table:table-cell office:value-type="string">
            <text:p>To test trialleles in multicolumn fi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536537">
            <text:p>5536537</text:p>
          </table:table-cell>
          <table:table-cell office:value-type="string">
            <text:p>To test homozygote alleles, REF both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013431">
            <text:p>5013431</text:p>
          </table:table-cell>
          <table:table-cell office:value-type="string">
            <text:p>To test GT out of range</text:p>
          </table:table-cell>
          <table:table-cell office:value-type="string">
            <text:p>&lt;REMOVE&gt; since the excpetion is raised in vcf-merg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42029">
            <text:p>5142029</text:p>
          </table:table-cell>
          <table:table-cell office:value-type="string">
            <text:p>To test invalid order in GT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11512">
            <text:p>811512</text:p>
          </table:table-cell>
          <table:table-cell office:value-type="string">
            <text:p>To test bvd-add if the minimum key(number) is in databas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11111">
            <text:p>11111111</text:p>
          </table:table-cell>
          <table:table-cell office:value-type="string">
            <text:p>To test bvd-add if the minimum key(string) is in databas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5972610">
            <text:p>45972610</text:p>
          </table:table-cell>
          <table:table-cell office:value-type="string">
            <text:p>To test bvd-add if the maximum key(number) is in databas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X</text:p>
          </table:table-cell>
          <table:table-cell office:value-type="float" office:value="20086">
            <text:p>20086</text:p>
          </table:table-cell>
          <table:table-cell office:value-type="string">
            <text:p>To test bvd-add if the maximum key(string) is in database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11510">
            <text:p>811510</text:p>
          </table:table-cell>
          <table:table-cell office:value-type="string">
            <text:p>To test bvd-add if the minimum key(number) is in vcf fil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11110">
            <text:p>11111110</text:p>
          </table:table-cell>
          <table:table-cell office:value-type="string">
            <text:p>To test bvd-add if the minimum key(string) is in vcf fil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5972611">
            <text:p>45972611</text:p>
          </table:table-cell>
          <table:table-cell office:value-type="string">
            <text:p>To test bvd-add if the maximum key(number) is in vcf fi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X</text:p>
          </table:table-cell>
          <table:table-cell office:value-type="float" office:value="200861">
            <text:p>200861</text:p>
          </table:table-cell>
          <table:table-cell office:value-type="string">
            <text:p>To test bvd-add if the maximum key(string) is in vcf file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11:1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4$Linux LibreOffice_project/340m1$Build-302</meta:generator>
    <dc:date>2012-02-13T11:19:05</dc:date>
    <dc:creator>jessada </dc:creator>
    <meta:editing-duration>PT3H51M48S</meta:editing-duration>
    <meta:editing-cycles>10</meta:editing-cycles>
    <meta:document-statistic meta:table-count="3" meta:cell-count="81" meta:object-count="0"/>
  </office:meta>
</office:document-meta>
</file>